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97000000A628C637E0941E5DC8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inux Biolinum G3" svg:font-family="'Linux Biolinum G'" style:font-adornments="Normal"/>
    <style:font-face style:name="Mangal2" svg:font-family="Mangal"/>
    <style:font-face style:name="OpenSymbol2" svg:font-family="OpenSymbol"/>
    <style:font-face style:name="Courier New1" svg:font-family="'Courier New'" style:font-family-generic="modern"/>
    <style:font-face style:name="Consolas" svg:font-family="Consolas" style:font-family-generic="modern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lbany AMT" svg:font-family="'Albany AMT'" style:font-pitch="variable"/>
    <style:font-face style:name="Linux Biolinum G1" svg:font-family="'Linux Biolinum G'" style:font-adornments="Italique" style:font-pitch="variable"/>
    <style:font-face style:name="Linux Biolinum G" svg:font-family="'Linux Biolinum G'" style:font-adornments="Normal" style:font-pitch="variable"/>
    <style:font-face style:name="Lucidasans" svg:font-family="Lucidasans" style:font-pitch="variable"/>
    <style:font-face style:name="Noto Sans" svg:font-family="'Noto Sans'" style:font-adornments="Italique" style:font-pitch="variable"/>
    <style:font-face style:name="TlwgTypewriter" svg:font-family="TlwgTypewriter" style:font-family-generic="modern" style:font-pitch="variable"/>
    <style:font-face style:name="Arial2" svg:font-family="Arial" style:font-family-generic="roman" style:font-pitch="variable"/>
    <style:font-face style:name="CBGDOG+Tahoma" svg:font-family="CBGDOG+Tahoma, Tahom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G2" svg:font-family="'Linux Biolinum G'" style:font-family-generic="roman" style:font-pitch="variable"/>
    <style:font-face style:name="Lohit Hindi" svg:font-family="'Lohit Hindi'" style:font-family-generic="roman" style:font-pitch="variable"/>
    <style:font-face style:name="Mangal" svg:font-family="Mangal" style:font-family-generic="roman" style:font-pitch="variable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1" svg:font-family="Arial" style:font-adornments="Negrita" style:font-family-generic="swiss" style:font-pitch="variable"/>
    <style:font-face style:name="Arial3" svg:font-family="Arial" style:font-adornments="Negrita Cursiva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651cm" table:align="margins" style:writing-mode="lr-tb"/>
    </style:style>
    <style:style style:name="Tabla1.A" style:family="table-column">
      <style:table-column-properties style:column-width="8.825cm" style:rel-column-width="32767*"/>
    </style:style>
    <style:style style:name="Tabla1.B" style:family="table-column">
      <style:table-column-properties style:column-width="4.413cm" style:rel-column-width="16384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language="es" fo:country="ES" officeooo:paragraph-rsid="0075f919"/>
    </style:style>
    <style:style style:name="P2" style:family="paragraph" style:parent-style-name="Footer">
      <style:paragraph-properties fo:text-align="end" style:justify-single-word="false"/>
      <style:text-properties fo:language="es" fo:country="ES" officeooo:paragraph-rsid="0047e947"/>
    </style:style>
    <style:style style:name="P3" style:family="paragraph" style:parent-style-name="Footer">
      <style:text-properties fo:language="es" fo:country="ES" officeooo:paragraph-rsid="0021fd5f"/>
    </style:style>
    <style:style style:name="P4" style:family="paragraph" style:parent-style-name="Text_20_body">
      <style:text-properties style:font-name="Arial" fo:font-size="11pt" officeooo:rsid="0130c1c8" officeooo:paragraph-rsid="0130c1c8" style:font-size-asian="10.5pt"/>
    </style:style>
    <style:style style:name="P5" style:family="paragraph" style:parent-style-name="Text_20_body">
      <style:text-properties style:font-name="Arial" fo:font-size="11pt" officeooo:rsid="013273e3" officeooo:paragraph-rsid="013273e3" style:font-size-asian="10.5pt"/>
    </style:style>
    <style:style style:name="P6" style:family="paragraph" style:parent-style-name="Text_20_body">
      <style:text-properties style:font-name="Arial" fo:font-size="11pt" officeooo:rsid="012df6b3" officeooo:paragraph-rsid="0136f914" style:font-size-asian="10.5pt"/>
    </style:style>
    <style:style style:name="P7" style:family="paragraph" style:parent-style-name="Text_20_body">
      <style:text-properties officeooo:rsid="001fb4a6" officeooo:paragraph-rsid="00c61fda"/>
    </style:style>
    <style:style style:name="P8" style:family="paragraph" style:parent-style-name="Text_20_body">
      <style:text-properties officeooo:rsid="012df6b3" officeooo:paragraph-rsid="012df6b3"/>
    </style:style>
    <style:style style:name="P9" style:family="paragraph" style:parent-style-name="Text_20_body">
      <style:text-properties officeooo:rsid="0135b3f3" officeooo:paragraph-rsid="0135b3f3"/>
    </style:style>
    <style:style style:name="P10" style:family="paragraph" style:parent-style-name="Text_20_body">
      <style:text-properties officeooo:paragraph-rsid="0135b3f3"/>
    </style:style>
    <style:style style:name="P11" style:family="paragraph" style:parent-style-name="Table_20_Heading">
      <style:paragraph-properties fo:text-align="center" style:justify-single-word="false"/>
      <style:text-properties officeooo:rsid="00c90b31" officeooo:paragraph-rsid="00deaf9e"/>
    </style:style>
    <style:style style:name="P12" style:family="paragraph" style:parent-style-name="Table_20_Heading">
      <style:text-properties officeooo:rsid="00c90b31" officeooo:paragraph-rsid="00deaf9e"/>
    </style:style>
    <style:style style:name="P13" style:family="paragraph" style:parent-style-name="Table_20_Heading">
      <style:text-properties officeooo:paragraph-rsid="00deaf9e"/>
    </style:style>
    <style:style style:name="P14" style:family="paragraph" style:parent-style-name="Table_20_Heading">
      <style:text-properties officeooo:rsid="00ec3d5b" officeooo:paragraph-rsid="00deaf9e"/>
    </style:style>
    <style:style style:name="P15" style:family="paragraph" style:parent-style-name="TablaPlanificación">
      <style:text-properties officeooo:paragraph-rsid="00deaf9e"/>
    </style:style>
    <style:style style:name="P16" style:family="paragraph" style:parent-style-name="TablaPlanificación">
      <style:text-properties officeooo:rsid="00ce8b1d" officeooo:paragraph-rsid="00deaf9e"/>
    </style:style>
    <style:style style:name="P17" style:family="paragraph" style:parent-style-name="Subtitle">
      <style:text-properties fo:font-size="14pt" officeooo:rsid="00b8c10e" officeooo:paragraph-rsid="00deaf9e" style:font-size-asian="14pt" style:font-size-complex="14pt"/>
    </style:style>
    <style:style style:name="P18" style:family="paragraph" style:parent-style-name="Title" style:master-page-name="Standard">
      <style:paragraph-properties fo:margin-left="0cm" fo:margin-right="0cm" fo:text-indent="0cm" style:auto-text-indent="false" style:page-number="auto"/>
      <style:text-properties fo:font-variant="small-caps" fo:color="#00008b" style:font-name="Linux Biolinum G" fo:font-size="28pt" fo:language="es" fo:country="ES" fo:font-weight="bold" officeooo:rsid="028d1b9a" officeooo:paragraph-rsid="00f07405" style:font-name-asian="Microsoft YaHei" style:font-size-asian="28pt" style:font-weight-asian="bold" style:font-name-complex="Mangal1" style:font-size-complex="28pt" style:font-weight-complex="bold"/>
    </style:style>
    <style:style style:name="P19" style:family="paragraph" style:parent-style-name="Heading_20_2">
      <style:text-properties officeooo:paragraph-rsid="00f1f9ca"/>
    </style:style>
    <style:style style:name="P20" style:family="paragraph" style:parent-style-name="TablaPlanificación" style:list-style-name="List_20_1">
      <style:text-properties style:font-name="Arial" fo:font-size="10pt" officeooo:rsid="010c08a2" officeooo:paragraph-rsid="010c08a2" style:font-size-asian="10.5pt"/>
    </style:style>
    <style:style style:name="P21" style:family="paragraph" style:parent-style-name="TablaPlanificación" style:list-style-name="L3">
      <style:text-properties style:font-name="Arial" fo:font-size="10pt" officeooo:rsid="010c08a2" officeooo:paragraph-rsid="010c08a2" style:font-size-asian="10.5pt"/>
    </style:style>
    <style:style style:name="P22" style:family="paragraph" style:parent-style-name="TablaPlanificación" style:list-style-name="L1">
      <style:text-properties officeooo:paragraph-rsid="00ec3d5b"/>
    </style:style>
    <style:style style:name="P23" style:family="paragraph" style:parent-style-name="TablaPlanificación" style:list-style-name="L2">
      <style:text-properties officeooo:paragraph-rsid="00deaf9e"/>
    </style:style>
    <style:style style:name="P24" style:family="paragraph" style:parent-style-name="TablaPlanificación" style:list-style-name="L3"/>
    <style:style style:name="P25" style:family="paragraph" style:parent-style-name="Text_20_body" style:list-style-name="L4">
      <style:text-properties officeooo:paragraph-rsid="01315b91"/>
    </style:style>
    <style:style style:name="P26" style:family="paragraph" style:parent-style-name="Text_20_body" style:list-style-name="L4">
      <style:text-properties style:font-name="Arial" fo:font-size="11pt" officeooo:rsid="0130c1c8" officeooo:paragraph-rsid="01315b91" style:font-size-asian="10.5pt"/>
    </style:style>
    <style:style style:name="P27" style:family="paragraph" style:parent-style-name="Text_20_body" style:list-style-name="L4">
      <style:text-properties style:font-name="Arial" fo:font-size="11pt" officeooo:rsid="013273e3" officeooo:paragraph-rsid="013273e3" style:font-size-asian="10.5pt"/>
    </style:style>
    <style:style style:name="P28" style:family="paragraph" style:parent-style-name="Text_20_body">
      <style:text-properties style:font-name="Arial" fo:font-size="11pt" officeooo:rsid="012ea1b0" officeooo:paragraph-rsid="012ea1b0" style:font-size-asian="10.5pt"/>
    </style:style>
    <style:style style:name="P29" style:family="paragraph" style:parent-style-name="Text_20_body">
      <style:text-properties officeooo:rsid="0135b3f3" officeooo:paragraph-rsid="0135b3f3"/>
    </style:style>
    <style:style style:name="P30" style:family="paragraph" style:parent-style-name="Text_20_body">
      <style:text-properties officeooo:paragraph-rsid="012ea1b0"/>
    </style:style>
    <style:style style:name="P31" style:family="paragraph" style:parent-style-name="Text_20_body">
      <style:text-properties fo:font-weight="bold" officeooo:paragraph-rsid="0135b3f3" style:font-weight-asian="bold" style:font-weight-complex="bold"/>
    </style:style>
    <style:style style:name="P32" style:family="paragraph" style:parent-style-name="Text_20_body">
      <style:text-properties fo:font-style="normal" officeooo:rsid="0138ca83" officeooo:paragraph-rsid="0138ca83" style:font-style-asian="normal" style:font-style-complex="normal"/>
    </style:style>
    <style:style style:name="P33" style:family="paragraph" style:parent-style-name="Text_20_body" style:list-style-name="L6">
      <style:text-properties officeooo:paragraph-rsid="0138ca83"/>
    </style:style>
    <style:style style:name="P34" style:family="paragraph" style:parent-style-name="codigo">
      <style:text-properties style:font-name="Arial" fo:font-size="11pt" officeooo:rsid="012ea1b0" officeooo:paragraph-rsid="0138ca83" style:font-size-asian="10.5pt"/>
    </style:style>
    <style:style style:name="P35" style:family="paragraph" style:parent-style-name="codigo">
      <style:text-properties officeooo:paragraph-rsid="0138ca83"/>
    </style:style>
    <style:style style:name="T1" style:family="text">
      <style:text-properties style:font-name="Linux Biolinum G3" officeooo:rsid="0010766c" style:font-name-asian="Linux Biolinum G3" style:font-name-complex="Linux Biolinum G3"/>
    </style:style>
    <style:style style:name="T2" style:family="text">
      <style:text-properties officeooo:rsid="001783b1"/>
    </style:style>
    <style:style style:name="T3" style:family="text">
      <style:text-properties officeooo:rsid="0021fd5f"/>
    </style:style>
    <style:style style:name="T4" style:family="text">
      <style:text-properties officeooo:rsid="00798a83"/>
    </style:style>
    <style:style style:name="T5" style:family="text">
      <style:text-properties officeooo:rsid="0091de27"/>
    </style:style>
    <style:style style:name="T6" style:family="text">
      <style:text-properties officeooo:rsid="00c919bc"/>
    </style:style>
    <style:style style:name="T7" style:family="text">
      <style:text-properties officeooo:rsid="00dfeb26"/>
    </style:style>
    <style:style style:name="T8" style:family="text">
      <style:text-properties officeooo:rsid="00e32262"/>
    </style:style>
    <style:style style:name="T9" style:family="text">
      <style:text-properties officeooo:rsid="00e521b0"/>
    </style:style>
    <style:style style:name="T10" style:family="text">
      <style:text-properties fo:font-variant="normal" fo:text-transform="none" fo:color="#00008b" style:font-name="Linux Biolinum G" fo:font-size="14pt" officeooo:rsid="00f15473" style:font-name-asian="Microsoft YaHei" style:font-size-asian="14pt" style:font-name-complex="Mangal1" style:font-size-complex="14pt"/>
    </style:style>
    <style:style style:name="T11" style:family="text">
      <style:text-properties fo:font-variant="normal" fo:text-transform="none" fo:color="#00008b" style:font-name="Linux Biolinum G" fo:font-size="14pt" officeooo:rsid="012df6b3" style:font-name-asian="Microsoft YaHei" style:font-size-asian="14pt" style:font-name-complex="Mangal1" style:font-size-complex="14pt"/>
    </style:style>
    <style:style style:name="T12" style:family="text">
      <style:text-properties officeooo:rsid="00f1f9ca"/>
    </style:style>
    <style:style style:name="T13" style:family="text">
      <style:text-properties fo:font-variant="small-caps" fo:color="#00008b" style:font-name="Arial1" fo:font-size="16pt" fo:font-style="normal" fo:font-weight="bold" officeooo:rsid="010f9198" style:font-name-asian="Microsoft YaHei" style:font-size-asian="14pt" style:font-style-asian="italic" style:font-weight-asian="bold" style:font-name-complex="Mangal1" style:font-size-complex="14pt" style:font-style-complex="italic" style:font-weight-complex="bold"/>
    </style:style>
    <style:style style:name="T14" style:family="text">
      <style:text-properties fo:font-variant="small-caps" fo:color="#00008b" style:font-name="Arial1" fo:font-size="16pt" fo:font-style="normal" fo:font-weight="bold" officeooo:rsid="012df6b3" style:font-name-asian="Microsoft YaHei" style:font-size-asian="14pt" style:font-style-asian="italic" style:font-weight-asian="bold" style:font-name-complex="Mangal1" style:font-size-complex="14pt" style:font-style-complex="italic" style:font-weight-complex="bold"/>
    </style:style>
    <style:style style:name="T15" style:family="text">
      <style:text-properties style:font-name="Arial" fo:font-size="11pt" style:font-size-asian="10.5pt"/>
    </style:style>
    <style:style style:name="T16" style:family="text">
      <style:text-properties style:font-name="Arial" fo:font-size="11pt" officeooo:rsid="010c08a2" style:font-size-asian="10.5pt"/>
    </style:style>
    <style:style style:name="T17" style:family="text">
      <style:text-properties style:font-name="Arial" fo:font-size="11pt" officeooo:rsid="012df6b3" style:font-size-asian="10.5pt"/>
    </style:style>
    <style:style style:name="T18" style:family="text">
      <style:text-properties style:font-name="Arial" fo:font-size="11pt" officeooo:rsid="012ea1b0" style:font-size-asian="10.5pt"/>
    </style:style>
    <style:style style:name="T19" style:family="text">
      <style:text-properties style:font-name="Arial" fo:font-size="11pt" officeooo:rsid="0130c1c8" style:font-size-asian="10.5pt"/>
    </style:style>
    <style:style style:name="T20" style:family="text">
      <style:text-properties style:font-name="Arial" fo:font-size="11pt" officeooo:rsid="01315b91" style:font-size-asian="10.5pt"/>
    </style:style>
    <style:style style:name="T21" style:family="text">
      <style:text-properties style:font-name="Arial" fo:font-size="11pt" officeooo:rsid="013273e3" style:font-size-asian="10.5pt"/>
    </style:style>
    <style:style style:name="T22" style:family="text">
      <style:text-properties style:font-name="Arial" fo:font-size="11pt" officeooo:rsid="0135b3f3" style:font-size-asian="10.5pt"/>
    </style:style>
    <style:style style:name="T23" style:family="text">
      <style:text-properties style:font-name="Arial" fo:font-size="11pt" officeooo:rsid="0137f21e" style:font-size-asian="10.5pt"/>
    </style:style>
    <style:style style:name="T24" style:family="text">
      <style:text-properties style:font-name="Arial" fo:font-size="11pt" officeooo:rsid="0138ca83" style:font-size-asian="10.5pt"/>
    </style:style>
    <style:style style:name="T25" style:family="text">
      <style:text-properties style:font-name="Arial" fo:font-size="11pt" fo:font-style="italic" style:font-size-asian="10.5pt" style:font-style-asian="italic" style:font-style-complex="italic"/>
    </style:style>
    <style:style style:name="T26" style:family="text">
      <style:text-properties style:font-name="Arial" fo:font-size="11pt" fo:font-style="italic" officeooo:rsid="012ea1b0" style:font-size-asian="10.5pt" style:font-style-asian="italic" style:font-style-complex="italic"/>
    </style:style>
    <style:style style:name="T27" style:family="text">
      <style:text-properties style:font-name="Arial" fo:font-size="11pt" fo:font-style="italic" officeooo:rsid="0135b3f3" style:font-size-asian="10.5pt" style:font-style-asian="italic" style:font-style-complex="italic"/>
    </style:style>
    <style:style style:name="T28" style:family="text">
      <style:text-properties style:font-name="Arial" fo:font-size="11pt" fo:font-style="italic" officeooo:rsid="012df6b3" style:font-size-asian="10.5pt" style:font-style-asian="italic" style:font-style-complex="italic"/>
    </style:style>
    <style:style style:name="T29" style:family="text">
      <style:text-properties style:font-name="Arial" fo:font-size="11pt" fo:font-style="italic" officeooo:rsid="0138ca83" style:font-size-asian="10.5pt" style:font-style-asian="italic" style:font-style-complex="italic"/>
    </style:style>
    <style:style style:name="T30" style:family="text">
      <style:text-properties style:font-name="Arial" fo:font-size="11pt" fo:font-style="normal" style:font-size-asian="10.5pt" style:font-style-asian="normal" style:font-style-complex="normal"/>
    </style:style>
    <style:style style:name="T31" style:family="text">
      <style:text-properties style:font-name="Arial" fo:font-size="11pt" fo:font-style="normal" officeooo:rsid="0135b3f3" style:font-size-asian="10.5pt" style:font-style-asian="normal" style:font-style-complex="normal"/>
    </style:style>
    <style:style style:name="T32" style:family="text">
      <style:text-properties style:font-name="Arial" fo:font-size="11pt" fo:font-style="normal" officeooo:rsid="0138ca83" style:font-size-asian="10.5pt" style:font-style-asian="normal" style:font-style-complex="normal"/>
    </style:style>
    <style:style style:name="T33" style:family="text">
      <style:text-properties style:font-name="Arial" fo:font-size="11pt" fo:font-weight="bold" officeooo:rsid="012df6b3" style:font-size-asian="10.5pt" style:font-weight-asian="bold" style:font-weight-complex="bold"/>
    </style:style>
    <style:style style:name="T34" style:family="text">
      <style:text-properties officeooo:rsid="012df6b3"/>
    </style:style>
    <style:style style:name="T35" style:family="text">
      <style:text-properties officeooo:rsid="012ea1b0"/>
    </style:style>
    <style:style style:name="T36" style:family="text">
      <style:text-properties officeooo:rsid="0130c1c8"/>
    </style:style>
    <style:style style:name="T37" style:family="text">
      <style:text-properties officeooo:rsid="01315b91"/>
    </style:style>
    <style:style style:name="T38" style:family="text">
      <style:text-properties officeooo:rsid="0136f914"/>
    </style:style>
    <style:style style:name="T39" style:family="text">
      <style:text-properties officeooo:rsid="0137f21e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135b3f3" style:font-weight-asian="bold" style:font-weight-complex="bold"/>
    </style:style>
    <style:style style:name="T42" style:family="text">
      <style:text-properties officeooo:rsid="0138ca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3cm" fo:margin-left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ráctica"/>
      </text:sequence-decls>
      <text:p text:style-name="P18">Programación de servicios y procesos</text:p>
      <text:p text:style-name="P17">Unidad Didáctica 01: Programación multiproceso</text:p>
      <text:h text:style-name="TituloActividad" text:outline-level="1"><text:span text:style-name="T11">Actividad</text:span>: <text:span text:style-name="T34">Ataque a fichero encriptado con </text:span><text:span text:style-name="T10">multiproceso en C </text:span></text:h>
      <table:table table:name="Tabla1" table:style-name="Tabla1">
        <table:table-column table:style-name="Tabla1.A"/>
        <table:table-column table:style-name="Tabla1.B" table:number-columns-repeated="2"/>
        <table:table-row table:style-name="TableLine94764887205216">
          <table:table-cell table:style-name="Tabla1.A1" table:number-columns-spanned="3" office:value-type="string">
            <text:p text:style-name="P11">Resumen de planificación de actividad</text:p>
          </table:table-cell>
          <table:covered-table-cell/>
          <table:covered-table-cell/>
        </table:table-row>
        <table:table-row table:style-name="TableLine94764887368512">
          <table:table-cell table:style-name="Tabla1.A2" office:value-type="string">
            <text:p text:style-name="P13">Objetivos</text:p>
          </table:table-cell>
          <table:table-cell table:style-name="Tabla1.B2" table:number-columns-spanned="2" office:value-type="string">
            <text:p text:style-name="Table_20_Heading">Contenidos que se trabajan</text:p>
          </table:table-cell>
          <table:covered-table-cell/>
        </table:table-row>
        <table:table-row table:style-name="TableLine94764887377856">
          <table:table-cell table:style-name="Tabla1.A2" office:value-type="string">
            <text:list xml:id="list1468663485" text:style-name="List_20_1">
              <text:list-item>
                <text:p text:style-name="P20">Poner en práctica la creación y sincronización de procesos en sistemas Linux mediante el lenguaje de programación C</text:p>
              </text:list-item>
            </text:list>
          </table:table-cell>
          <table:table-cell table:style-name="Tabla1.B2" table:number-columns-spanned="2" office:value-type="string">
            <text:list xml:id="list4075852716" text:style-name="L1">
              <text:list-item>
                <text:p text:style-name="P22">Ejecutables. Procesos. Servicios.</text:p>
              </text:list-item>
              <text:list-item>
                <text:p text:style-name="P22">Programación concurrente.</text:p>
              </text:list-item>
              <text:list-item>
                <text:p text:style-name="P22">Creación de procesos.</text:p>
              </text:list-item>
              <text:list-item>
                <text:p text:style-name="P22">Comunicación entre procesos.</text:p>
              </text:list-item>
              <text:list-item>
                <text:p text:style-name="P22">Gestión de procesos.</text:p>
              </text:list-item>
              <text:list-item>
                <text:p text:style-name="P22">Comandos para la gestión de procesos en sistemas libres y propietarios.</text:p>
              </text:list-item>
              <text:list-item>
                <text:p text:style-name="P22">Sincronización entre procesos.</text:p>
              </text:list-item>
              <text:list-item>
                <text:p text:style-name="P22">Programación de aplicaciones multiproceso.</text:p>
              </text:list-item>
              <text:list-item>
                <text:p text:style-name="P22">Documentación.</text:p>
              </text:list-item>
              <text:list-item>
                <text:p text:style-name="P22">Depuración.</text:p>
              </text:list-item>
            </text:list>
          </table:table-cell>
          <table:covered-table-cell/>
        </table:table-row>
        <table:table-row table:style-name="TableLine94764887378496">
          <table:table-cell table:style-name="Tabla1.A2" office:value-type="string">
            <text:p text:style-name="P14">Objetivos didácticos</text:p>
          </table:table-cell>
          <table:table-cell table:style-name="Tabla1.B2" table:number-columns-spanned="2" office:value-type="string">
            <text:p text:style-name="P13">Criterios de evaluación</text:p>
          </table:table-cell>
          <table:covered-table-cell/>
        </table:table-row>
        <table:table-row table:style-name="TableLine94764887445760">
          <table:table-cell table:style-name="Tabla1.A2" office:value-type="string">
            <text:p text:style-name="P15">RA1: <text:s/>Desarrolla aplicaciones compuestas por varios procesos reconociendo y aplicando principios de programación paralela.</text:p>
          </table:table-cell>
          <table:table-cell table:style-name="Tabla1.B2" table:number-columns-spanned="2" office:value-type="string">
            <text:p text:style-name="P15">c) Se han analizado las características de los procesos y de su ejecución por el sistema operativo.</text:p>
            <text:p text:style-name="P15">e) Se han utilizado clases para programar aplicaciones que crean subprocesos.</text:p>
            <text:p text:style-name="P15">f) Se han utilizado mecanismos para sincronizar y obtener el valor devuelto por los subprocesos iniciados.</text:p>
            <text:p text:style-name="P15">g) Se han desarrollado aplicaciones que gestionen y utilicen procesos para la ejecución de varias tareas en paralelo.</text:p>
            <text:p text:style-name="P15">h) Se han depurado y documentado las aplicaciones desarrolladas.</text:p>
          </table:table-cell>
          <table:covered-table-cell/>
        </table:table-row>
        <table:table-row table:style-name="TableLine94764887446560">
          <table:table-cell table:style-name="Tabla1.A2" office:value-type="string">
            <text:p text:style-name="P13">Recursos necesarios</text:p>
          </table:table-cell>
          <table:table-cell table:style-name="Tabla1.A2" office:value-type="string">
            <text:p text:style-name="P13">Agrupamiento</text:p>
          </table:table-cell>
          <table:table-cell table:style-name="Tabla1.B2" office:value-type="string">
            <text:p text:style-name="P12">Duración <text:span text:style-name="T6">estimada</text:span></text:p>
          </table:table-cell>
        </table:table-row>
        <table:table-row table:style-name="TableLine94764886657504">
          <table:table-cell table:style-name="Tabla1.A2" office:value-type="string">
            <text:list xml:id="list653075977" text:style-name="L2">
              <text:list-item>
                <text:p text:style-name="P23">Ordenador <text:span text:style-name="T8">Ubuntu </text:span>con acceso a <text:span text:style-name="T4">I</text:span>nternet</text:p>
              </text:list-item>
            </text:list>
          </table:table-cell>
          <table:table-cell table:style-name="Tabla1.A2" office:value-type="string">
            <text:p text:style-name="P16"><text:span text:style-name="T7">G</text:span>rupo clase</text:p>
          </table:table-cell>
          <table:table-cell table:style-name="Tabla1.B2" office:value-type="string">
            <text:p text:style-name="P15"><text:span text:style-name="T7">1 </text:span>sesi<text:span text:style-name="T7">ón</text:span></text:p>
          </table:table-cell>
        </table:table-row>
        <table:table-row table:style-name="TableLine94764886658464">
          <table:table-cell table:style-name="Tabla1.B2" table:number-columns-spanned="3" office:value-type="string">
            <text:p text:style-name="P13">Secuencia de desarrollo de la actividad</text:p>
          </table:table-cell>
          <table:covered-table-cell/>
          <table:covered-table-cell/>
        </table:table-row>
        <table:table-row table:style-name="TableLine94764887099280">
          <table:table-cell table:style-name="Tabla1.B2" table:number-columns-spanned="3" office:value-type="string">
            <text:list xml:id="list743543375" text:style-name="L3">
              <text:list-item>
                <text:p text:style-name="P24">Planteamiento y objetivos.</text:p>
              </text:list-item>
              <text:list-item>
                <text:p text:style-name="P21">Resolución de dudas</text:p>
              </text:list-item>
            </text:list>
          </table:table-cell>
          <table:covered-table-cell/>
          <table:covered-table-cell/>
        </table:table-row>
      </table:table>
      <text:h text:style-name="Heading_20_2" text:outline-level="2"><text:soft-page-break/>Instrucciones</text:h>
      <text:p text:style-name="P7">Est<text:span text:style-name="T16">a </text:span><text:span text:style-name="T17">actividad</text:span><text:span text:style-name="T9"> </text:span>se hará <text:span text:style-name="T5">de forma individual. </text:span></text:p>
      <text:h text:style-name="Heading_20_3" text:outline-level="3">Entrega</text:h>
      <text:p text:style-name="P8">Los ficheros de código fuente necesarios.</text:p>
      <text:h text:style-name="P19" text:outline-level="2"><text:span text:style-name="T14">Activiadad</text:span><text:span text:style-name="T13">: </text:span><text:span text:style-name="T14">Ataque contra fichero zip protegido con programa multiproceso</text:span><text:span text:style-name="T12"> en </text:span><text:span text:style-name="T14">C</text:span></text:h>
      <text:p text:style-name="P6">Hemos de desarrollar un pequeño programa en <text:span text:style-name="T40">C </text:span><text:span text:style-name="T41">bajo Linux</text:span> que realice un ataque contra un fichero zip protegido con contraseña. Para ello, tendremos un proceso principal que tendrá definido un array con el alfabeto de caracteres a usar para componer las claves <text:span text:style-name="T37">del ataque</text:span>. <text:span text:style-name="T35">Este alfabeto de caracteres contendrá los números del 0 al 9, y las letras mayúsculas del alfabeto </text:span><text:span text:style-name="T38">(sin incluir la Ñ)</text:span><text:span text:style-name="T35">.</text:span></text:p>
      <text:p text:style-name="P28">Para simplificar, todas las claves que compongamos para el ataque con este alfabeto tendrán 3 caracteres de longitud. <text:span text:style-name="T39">Esté será el alfabeto a usar para el ataque:</text:span></text:p>
      <text:p text:style-name="P35"><text:span text:style-name="T18">char </text:span><text:span text:style-name="T24">alfabeto</text:span><text:span text:style-name="T18">[] = {</text:span></text:p>
      <text:p text:style-name="P34"><text:s text:c="4"/>'A','B','C','D','E','F','G','H','I','J','K','L',</text:p>
      <text:p text:style-name="P34"><text:s text:c="4"/>'M','N','O','P','Q','R','S','T','U','V','W','X',</text:p>
      <text:p text:style-name="P34"><text:s text:c="4"/>'Y','Z','0','1','2','3','4','5','6','7','8','9'};</text:p>
      <text:p text:style-name="P30"><text:span text:style-name="T18">Para realizar el ataque, e</text:span><text:span text:style-name="T17">l proceso padre </text:span><text:span text:style-name="T33">creará tres procesos hijos</text:span><text:span text:style-name="T17"> </text:span><text:span text:style-name="T20">e</text:span><text:span text:style-name="T18"> intentar</text:span><text:span text:style-name="T20">á</text:span><text:span text:style-name="T18"> repartir la carga del ataque entre los tres. </text:span><text:span text:style-name="T17">A cada proceso hijo le indicará, con algún mecanismo de comunicación de procesos, </text:span><text:span text:style-name="T22">el r</text:span><text:span text:style-name="T19">ango de claves del</text:span><text:span text:style-name="T18"> ataque. Por ejemplo </text:span><text:span text:style-name="T23">al primer proceso le puede ordenar </text:span><text:span text:style-name="T24">que use </text:span><text:span text:style-name="T23">desde el primer carácter del alfabeto al 12 con lo que </text:span><text:span text:style-name="T19">el proceso probará sucesivamente las claves </text:span><text:span text:style-name="T23">AAA, AAB, AAC, hasta llegar a L99.</text:span></text:p>
      <text:p text:style-name="P10"><text:span text:style-name="T18">Cada proceso hijo </text:span><text:span text:style-name="T19">irá componiendo claves y con cada clave </text:span><text:span text:style-name="T18">intentará desencriptar el fichero </text:span><text:span text:style-name="T24">mediante la herramienta </text:span><text:span text:style-name="T29">unzip</text:span><text:span text:style-name="T18">. </text:span><text:span text:style-name="T22">Por ejemplo para atacar al fichero </text:span><text:span text:style-name="T27">secretos.zip</text:span><text:span text:style-name="T22"> usará el </text:span><text:span text:style-name="T18">siguiente comando del sistema operativo: </text:span></text:p>
      <text:p text:style-name="P31"><text:span text:style-name="T28">unzip -oq <text:s/>-P <text:s/></text:span><text:span text:style-name="T26">clave</text:span><text:span text:style-name="T28"> </text:span><text:span text:style-name="T27">secretos</text:span><text:span text:style-name="T26">.zip </text:span></text:p>
      <text:p text:style-name="P4">Si un proceso hijo encuentra la clave, la imprimirá por pantalla.</text:p>
      <text:p text:style-name="P4">Al finalizar cada proceso hijo le devolverá al padre <text:span text:style-name="T42">(aunque este no use el valor devuelto)</text:span>:</text:p>
      <text:list xml:id="list2135106831" text:style-name="L4">
        <text:list-item>
          <text:p text:style-name="P25"><text:span text:style-name="T19">-1: si no ha conseguido encontrar la clave </text:span><text:span text:style-name="T21">o si ha ocurrido algún error</text:span></text:p>
        </text:list-item>
        <text:list-item>
          <text:p text:style-name="P26">0: si ha conseguido encontrar la clave</text:p>
        </text:list-item>
      </text:list>
      <text:p text:style-name="P5">El proceso padre <text:span text:style-name="T42">esperará a que finalicen todos hijos y </text:span>devolverá:</text:p>
      <text:list xml:id="list145829610514813" text:continue-numbering="true" text:style-name="L4">
        <text:list-item>
          <text:p text:style-name="P27"><text:span text:style-name="T36">-1: </text:span>si ha ocurrido algún error <text:span text:style-name="T38">en la creación de los procesos hijos</text:span></text:p>
        </text:list-item>
        <text:list-item>
          <text:p text:style-name="P27">0: si ha realizado el ataque</text:p>
        </text:list-item>
      </text:list>
      <text:p text:style-name="P9"/>
      <text:p text:style-name="P9">Mejoras (opcional):</text:p>
      <text:list xml:id="list2909331178" text:style-name="L6">
        <text:list-item>
          <text:p text:style-name="P33"><text:span text:style-name="T22">Que el nombre de</text:span><text:span text:style-name="T18">l fichero zip a atacar </text:span><text:span text:style-name="T22">se le suministre por línea de comandos</text:span><text:span text:style-name="T26"> </text:span><text:span text:style-name="T31">al ejecutable</text:span><text:span text:style-name="T27">.</text:span></text:p>
        </text:list-item>
        <text:list-item>
          <text:p text:style-name="P33"><text:span text:style-name="T32">Que los procesos hijos notifiquen al padre que se ha encontrado la contraseña para que este finalice su ejecución y la del resto de hijos.</text:span></text:p>
        </text:list-item>
      </text:list>
      <text:p text:style-name="P9"><text:span text:style-name="T25"/></text:p>
      <text:p text:style-name="P32"><text:span text:style-name="T15"/></text:p>
      <text:p text:style-name="P32"><text:span text:style-name="T15"/></text:p>
      <text:p text:style-name="P32"><text:span text:style-name="T1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inux Biolinum G3" svg:font-family="'Linux Biolinum G'" style:font-adornments="Normal"/>
    <style:font-face style:name="Mangal2" svg:font-family="Mangal"/>
    <style:font-face style:name="OpenSymbol2" svg:font-family="OpenSymbol"/>
    <style:font-face style:name="Courier New1" svg:font-family="'Courier New'" style:font-family-generic="modern"/>
    <style:font-face style:name="Consolas" svg:font-family="Consolas" style:font-family-generic="modern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lbany AMT" svg:font-family="'Albany AMT'" style:font-pitch="variable"/>
    <style:font-face style:name="Linux Biolinum G1" svg:font-family="'Linux Biolinum G'" style:font-adornments="Italique" style:font-pitch="variable"/>
    <style:font-face style:name="Linux Biolinum G" svg:font-family="'Linux Biolinum G'" style:font-adornments="Normal" style:font-pitch="variable"/>
    <style:font-face style:name="Lucidasans" svg:font-family="Lucidasans" style:font-pitch="variable"/>
    <style:font-face style:name="Noto Sans" svg:font-family="'Noto Sans'" style:font-adornments="Italique" style:font-pitch="variable"/>
    <style:font-face style:name="TlwgTypewriter" svg:font-family="TlwgTypewriter" style:font-family-generic="modern" style:font-pitch="variable"/>
    <style:font-face style:name="Arial2" svg:font-family="Arial" style:font-family-generic="roman" style:font-pitch="variable"/>
    <style:font-face style:name="CBGDOG+Tahoma" svg:font-family="CBGDOG+Tahoma, Tahom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G2" svg:font-family="'Linux Biolinum G'" style:font-family-generic="roman" style:font-pitch="variable"/>
    <style:font-face style:name="Lohit Hindi" svg:font-family="'Lohit Hindi'" style:font-family-generic="roman" style:font-pitch="variable"/>
    <style:font-face style:name="Mangal" svg:font-family="Mangal" style:font-family-generic="roman" style:font-pitch="variable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1" svg:font-family="Arial" style:font-adornments="Negrita" style:font-family-generic="swiss" style:font-pitch="variable"/>
    <style:font-face style:name="Arial3" svg:font-family="Arial" style:font-adornments="Negrita Cursiva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99ccff"/>
      <style:paragraph-properties fo:margin-top="0.101cm" fo:margin-bottom="0.101cm" loext:contextual-spacing="false" fo:text-align="justify" style:justify-single-word="false" fo:background-color="transparent" style:writing-mode="lr-tb"/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Subtitle" style:class="text" style:master-page-name="">
      <loext:graphic-properties draw:fill="none" draw:fill-color="#99ccff"/>
      <style:paragraph-properties fo:margin-left="5.001cm" fo:margin-right="2.29cm" fo:margin-top="4.001cm" fo:margin-bottom="1cm" loext:contextual-spacing="false" fo:text-indent="0cm" style:auto-text-indent="false" style:page-number="auto" fo:background-color="transparent" fo:padding="0cm" fo:border="none" style:shadow="none" fo:keep-with-next="always"/>
      <style:text-properties fo:font-variant="small-caps" fo:color="#00008b" style:font-name="Linux Biolinum G" fo:font-family="'Linux Biolinum G'" style:font-style-name="Normal" style:font-pitch="variable" fo:font-size="22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loext:contextual-spacing="false" fo:text-align="justify" style:justify-single-word="false" fo:orphans="2" fo:widows="2" style:register-true="tru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List" style:family="paragraph" style:parent-style-name="Standard" style:list-style-name="List_20_1" style:class="list">
      <loext:graphic-properties draw:fill="none" draw:fill-color="#99ccff"/>
      <style:paragraph-properties fo:margin-left="0.9cm" fo:margin-right="0cm" fo:text-indent="0.801cm" style:auto-text-indent="false" fo:background-color="transparent" style:shadow="none">
        <style:tab-stops/>
      </style:paragraph-properties>
      <style:text-properties style:font-name="Linux Biolinum G" fo:font-family="'Linux Biolinum G'" style:font-style-name="Normal" style:font-pitch="variable"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fo:text-align="center" style:justify-single-word="false" text:number-lines="false" text:line-number="0"/>
      <style:text-properties fo:color="#00008b" style:font-name="Linux Biolinum G1" fo:font-family="'Linux Biolinum G'" style:font-style-name="Italique" style:font-pitch="variable" fo:font-size="10.5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fo:margin-left="0cm" fo:margin-right="1cm" fo:text-indent="0cm" style:auto-text-indent="false" text:number-lines="false" text:line-number="0"/>
      <style:text-properties style:font-name="Linux Biolinum G" fo:font-family="'Linux Biolinum G'" style:font-style-name="Normal" style:font-pitch="variable" style:font-size-asian="12pt" style:font-name-complex="Mangal2" style:font-family-complex="Mangal"/>
    </style:style>
    <style:style style:name="Quotations" style:family="paragraph" style:parent-style-name="Standard" style:class="html" style:master-page-name="">
      <loext:graphic-properties draw:fill="solid" draw:fill-color="#ffff99" draw:fill-image-width="0cm" draw:fill-image-height="0cm"/>
      <style:paragraph-properties fo:margin-left="1cm" fo:margin-right="1cm" fo:margin-top="0.101cm" fo:margin-bottom="0.199cm" loext:contextual-spacing="false" fo:text-indent="0cm" style:auto-text-indent="false" style:page-number="auto" fo:background-color="#ffff99"/>
      <style:text-properties style:font-size-asian="10.5pt"/>
    </style:style>
    <style:style style:name="Title" style:family="paragraph" style:parent-style-name="Heading" style:next-style-name="Text_20_body" style:class="chapter">
      <style:paragraph-properties fo:margin-left="0cm" fo:margin-right="0cm" fo:margin-top="0.3cm" fo:margin-bottom="0.3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Illustration" style:class="chapter">
      <style:paragraph-properties fo:margin-left="0cm" fo:margin-right="0cm" fo:margin-top="0.109cm" fo:margin-bottom="0.3cm" loext:contextual-spacing="false" fo:text-align="center" style:justify-single-word="false" fo:text-indent="0cm" style:auto-text-indent="false"/>
      <style:text-properties fo:font-variant="normal" fo:text-transform="none" fo:font-size="16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76cm" fo:margin-right="0cm" fo:margin-top="0.499cm" fo:margin-bottom="0.499cm" loext:contextual-spacing="false" fo:text-align="start" fo:text-align-last="justify" style:justify-single-word="false" fo:keep-together="always" fo:text-indent="-0.76cm" style:auto-text-indent="false" style:page-number="auto" fo:break-before="auto" fo:break-after="auto" fo:padding="0cm" fo:border="none" style:shadow="none">
        <style:tab-stops/>
      </style:paragraph-properties>
      <style:text-properties fo:font-variant="small-caps" fo:color="#00008b" fo:font-size="160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99cm" fo:margin-bottom="0.101cm" loext:contextual-spacing="false" fo:text-align="start" fo:text-align-last="justify" style:justify-single-word="false" style:page-number="auto" fo:padding="0cm" fo:border="none"/>
      <style:text-properties style:font-name="Arial1" fo:font-family="Arial" style:font-style-name="Negrita" style:font-family-generic="swiss" style:font-pitch="variable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padding="0cm" fo:border="none"/>
      <style:text-properties fo:font-variant="normal" fo:text-transform="none" fo:font-size="12pt" fo:font-weight="normal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text-align="start" style:justify-single-word="false" style:page-number="auto" text:number-lines="false" text:line-number="0"/>
      <style:text-properties fo:color="#000000" style:font-name="Arial" fo:font-family="Arial" style:font-style-name="Normal" style:font-family-generic="swiss" style:font-pitch="variable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style:page-number="auto" fo:padding="0cm" fo:border="none" style:shadow="none" text:number-lines="false" text:line-number="0" style:join-border="false">
        <style:tab-stops>
          <style:tab-stop style:position="8.5cm" style:type="center"/>
          <style:tab-stop style:position="17cm" style:type="right"/>
        </style:tab-stops>
      </style:paragraph-properties>
      <style:text-properties fo:color="#00008b" fo:font-size="9pt" style:font-size-asian="10.5pt"/>
    </style:style>
    <style:style style:name="Illustration" style:family="paragraph" style:parent-style-name="Caption" style:class="extra">
      <style:paragraph-properties fo:margin-left="0cm" fo:margin-right="0cm" fo:margin-top="1cm" fo:margin-bottom="3cm" loext:contextual-spacing="false" fo:text-align="center" style:justify-single-word="false" fo:text-indent="0cm" style:auto-text-indent="false"/>
      <style:text-properties style:font-name="Linux Biolinum G" fo:font-family="'Linux Biolinum G'" style:font-style-name="Normal" style:font-pitch="variable"/>
    </style:style>
    <style:style style:name="Frame_20_contents" style:display-name="Frame contents" style:family="paragraph" style:parent-style-name="Standard" style:class="extra"/>
    <style:style style:name="Resaltado" style:family="paragraph" style:parent-style-name="Text_20_body">
      <style:paragraph-properties fo:text-align="center" style:justify-single-word="false"/>
      <style:text-properties officeooo:rsid="00207cab" fo:background-color="#ffff99"/>
    </style:style>
    <style:style style:name="Footer" style:family="paragraph" style:parent-style-name="Standard" style:class="extra">
      <style:paragraph-properties fo:text-align="justify" fo:text-align-last="justify" style:justify-single-word="fals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8b" style:font-size-asian="10.5pt"/>
    </style:style>
    <style:style style:name="Index_20_Heading" style:display-name="Index Heading" style:family="paragraph" style:parent-style-name="Object_20_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1" style:list-style-name="" style:class="index" style:master-page-name="">
      <style:paragraph-properties fo:margin-left="0cm" fo:margin-right="0cm" fo:margin-top="0cm" fo:margin-bottom="0.45cm" loext:contextual-spacing="false" fo:text-align="start" fo:text-align-last="justify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Text_20_body" style:class="index">
      <style:paragraph-properties fo:margin-left="0cm" fo:margin-right="1cm" fo:margin-top="0.3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Contents_20_1" style:class="index">
      <style:paragraph-properties fo:margin-left="0.499cm" fo:margin-right="1cm" fo:margin-top="0cm" fo:margin-bottom="0.101cm" loext:contextual-spacing="tru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Contents_20_2" style:class="index">
      <style:paragraph-properties fo:margin-left="1cm" fo:margin-right="1cm" fo:margin-top="0cm" fo:margin-bottom="0.101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_20_3" style:next-style-name="Text_20_body" style:auto-update="true" style:default-outline-level="4" style:class="text">
      <style:paragraph-properties fo:padding="0cm" fo:border="none"/>
      <style:text-properties fo:font-size="90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List_20_1" style:display-name="List 1" style:family="paragraph" style:parent-style-name="List" style:list-style-name="List_20_1" style:class="list">
      <style:paragraph-properties fo:margin-left="1cm" fo:margin-right="0cm" fo:margin-top="0cm" fo:margin-bottom="0.21cm" loext:contextual-spacing="true" fo:text-indent="-0.4cm" style:auto-text-indent="false">
        <style:tab-stops/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9pt" style:font-size-asian="10pt" style:font-size-complex="10pt"/>
    </style:style>
    <style:style style:name="List_20_2" style:display-name="List 2" style:family="paragraph" style:parent-style-name="List" style:class="list">
      <style:paragraph-properties fo:margin-left="2.371cm" fo:margin-right="0cm" fo:margin-top="0cm" fo:margin-bottom="0.212cm" loext:contextual-spacing="false" fo:text-indent="0.559cm" style:auto-text-indent="false"/>
    </style:style>
    <style:style style:name="Heading_20_10" style:display-name="Heading 10" style:family="paragraph" style:parent-style-name="Heading_20_9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Contents_20_3" style:class="index">
      <style:paragraph-properties fo:margin-left="1.499cm" fo:margin-right="1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loext:graphic-properties draw:fill="solid" draw:fill-color="#00008b"/>
      <style:paragraph-properties fo:text-align="center" style:justify-single-word="false" fo:background-color="#00008b" text:number-lines="false" text:line-number="0"/>
      <style:text-properties style:use-window-font-color="true" style:font-name="Arial1" fo:font-family="Arial" style:font-style-name="Negrita" style:font-family-generic="swiss" style:font-pitch="variable" fo:font-size="12pt" fo:font-weight="bold" style:font-weight-asian="bold" style:font-weight-complex="bold"/>
    </style:style>
    <style:style style:name="Table" style:family="paragraph" style:parent-style-name="Caption" style:class="extra">
      <style:paragraph-properties fo:padding="0.101cm" fo:border="0.51pt solid #006600" style:shadow="none"/>
      <style:text-properties fo:font-size="10.5pt" fo:font-style="normal"/>
    </style:style>
    <style:style style:name="Illustration_20_Index_20_Heading" style:display-name="Illustration Index Heading" style:family="paragraph" style:default-outline-level="" style:list-style-name="" style:class="index">
      <style:paragraph-properties fo:margin-top="0.88cm" fo:margin-bottom="0cm" loext:contextual-spacing="false" fo:text-align="start" style:justify-single-word="false"/>
      <style:text-properties fo:color="#00008b" style:font-name="Mangal" fo:font-family="Mangal" style:font-family-generic="roman" style:font-pitch="variable" fo:font-size="16pt" fo:font-weight="bold" style:font-name-asian="DejaVu Sans" style:font-family-asian="'DejaVu Sans'" style:font-family-generic-asian="system" style:font-pitch-asian="variable" style:font-size-asian="16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Illustration_20_Index_20_1" style:display-name="Illustration Index 1" style:family="paragraph" style:default-outline-level="" style:class="index">
      <style:paragraph-properties fo:margin-left="0cm" fo:margin-right="1.764cm" fo:text-indent="0cm" style:auto-text-indent="false">
        <style:tab-stops>
          <style:tab-stop style:position="29.986cm"/>
        </style:tab-stops>
      </style:paragraph-properties>
      <style:text-properties style:font-name="Mangal" fo:font-family="Manga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index_20_heading" style:display-name="Table index heading" style:family="paragraph" style:parent-style-name="Object_20_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1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nux Biolinum G" fo:font-family="'Linux Biolinum G'" style:font-style-name="Normal" style:font-pitch="variable"/>
    </style:style>
    <style:style style:name="User_20_Index_20_Heading" style:display-name="User Index Heading" style:family="paragraph" style:parent-style-name="Object_20_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Contents_20_4" style:class="index">
      <style:paragraph-properties fo:margin-left="2cm" fo:margin-right="1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Contents_20_5" style:class="index">
      <style:paragraph-properties fo:margin-left="2.499cm" fo:margin-right="1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Contents_20_6" style:class="index">
      <style:paragraph-properties fo:margin-left="3cm" fo:margin-right="1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Heading_20_7" style:default-outline-level="" style:list-style-name="" style:class="index">
      <style:paragraph-properties fo:margin-left="3.491cm" fo:margin-right="1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1cm" fo:margin-bottom="0.101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9" style:display-name="Contents 9" style:family="paragraph" style:parent-style-name="Contents_20_10" style:class="index">
      <style:paragraph-properties fo:margin-left="3.99cm" fo:margin-right="1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Contents_20_8" style:class="index">
      <style:paragraph-properties fo:margin-left="4.491cm" fo:margin-right="1.101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top="0.199cm" fo:margin-bottom="0.101cm" loext:contextual-spacing="false"/>
      <style:text-properties fo:font-size="85%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top="0.101cm" fo:margin-bottom="0.101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top="0.101cm" fo:margin-bottom="0.101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top="0.101cm" fo:margin-bottom="0.101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nux Biolinum G" fo:font-family="'Linux Biolinum G'" style:font-style-name="Normal" style:font-pitch="variable"/>
    </style:style>
    <style:style style:name="User_20_Index_20_2" style:display-name="User Index 2" style:family="paragraph" style:parent-style-name="User_20_Index_20_1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User_20_Index_20_2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0.26pt solid #333300" style:shadow="none" text:number-lines="false" text:line-number="0" style:join-border="false"/>
      <style:text-properties fo:font-size="6pt" style:font-size-asian="6pt" style:font-size-complex="6pt"/>
    </style:style>
    <style:style style:name="Drawing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Numbering_20_1" style:display-name="Numbering 1" style:family="paragraph" style:parent-style-name="List" style:list-style-name="Numbering_20_1" style:class="list">
      <style:paragraph-properties fo:margin-left="1cm" fo:margin-right="0cm" fo:margin-top="0cm" fo:margin-bottom="0.21cm" loext:contextual-spacing="true" fo:text-indent="-0.499cm" style:auto-text-indent="false">
        <style:tab-stops/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style:font-size-asian="10.5pt"/>
    </style:style>
    <style:style style:name="Text" style:family="paragraph" style:parent-style-name="Caption" style:class="extra">
      <style:paragraph-properties style:shadow="none"/>
      <style:text-properties fo:font-size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fo:color="#00008b"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margin-top="0.3cm" fo:margin-bottom="0.10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ro" style:family="paragraph" style:parent-style-name="Title" style:next-style-name="intro-txt">
      <style:paragraph-properties fo:text-align="start" style:justify-single-word="false"/>
    </style:style>
    <style:style style:name="intro-txt" style:family="paragraph" style:parent-style-name="Text_20_body">
      <style:paragraph-properties fo:margin-left="1.101cm" fo:margin-right="0cm" fo:margin-top="0.3cm" fo:margin-bottom="0.21cm" loext:contextual-spacing="false" fo:text-align="justify" style:justify-single-word="false" fo:orphans="2" fo:widows="2" style:register-true="true" fo:text-indent="0cm" style:auto-text-indent="false"/>
      <style:text-properties fo:font-style="italic" officeooo:rsid="0013e654" style:font-style-asian="italic" style:font-style-complex="italic"/>
    </style:style>
    <style:style style:name="Signature" style:family="paragraph" style:parent-style-name="Standard" style:class="text">
      <style:paragraph-properties fo:margin-left="0cm" fo:margin-right="3cm" fo:margin-top="3cm" fo:margin-bottom="3cm" loext:contextual-spacing="true" fo:text-align="end" style:justify-single-word="false" fo:text-indent="0cm" style:auto-text-indent="false" text:number-lines="false" text:line-number="0"/>
      <style:text-properties fo:font-variant="small-caps" fo:font-size="11pt" style:font-size-asian="10.5pt"/>
    </style:style>
    <style:style style:name="Bibliography_20_Heading" style:display-name="Bibliography Heading" style:family="paragraph" style:parent-style-name="Object_20_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pasos" style:family="paragraph" style:parent-style-name="Text_20_body">
      <loext:graphic-properties draw:fill="solid" draw:fill-color="#eeeeee" draw:opacity="100%"/>
      <style:paragraph-properties fo:margin-left="1.499cm" fo:margin-right="1.499cm" fo:text-indent="0cm" style:auto-text-indent="false" fo:background-color="#eeeeee" fo:padding="0.049cm" fo:border="0.74pt solid #00008b" style:shadow="#00008b 0.101cm 0.101cm"/>
      <style:text-properties officeooo:rsid="0015c712" style:font-size-asian="11pt"/>
    </style:style>
    <style:style style:name="url" style:family="paragraph" style:parent-style-name="Text_20_body">
      <style:paragraph-properties fo:margin-left="5.001cm" fo:margin-right="0cm" fo:margin-top="1cm" fo:margin-bottom="0.21cm" loext:contextual-spacing="true" fo:text-align="start" fo:text-align-last="justify" style:justify-single-word="false" fo:text-indent="0cm" style:auto-text-indent="false"/>
      <style:text-properties fo:color="#006600" officeooo:rsid="00189ff1"/>
    </style:style>
    <style:style style:name="Object_20_index_20_1" style:display-name="Object index 1" style:family="paragraph" style:parent-style-name="Index" style:class="index">
      <style:paragraph-properties fo:margin-left="0cm" fo:margin-right="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1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1cm" fo:text-indent="0cm" style:auto-text-indent="false"/>
    </style:style>
    <style:style style:name="Index_20_3" style:display-name="Index 3" style:family="paragraph" style:parent-style-name="Index" style:class="index">
      <style:paragraph-properties fo:margin-left="1cm" fo:margin-right="1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1cm" fo:text-indent="0cm" style:auto-text-indent="false"/>
      <style:text-properties fo:color="#006600"/>
    </style:style>
    <style:style style:name="codigo" style:family="paragraph" style:parent-style-name="Text_20_body" style:master-page-name="">
      <loext:graphic-properties draw:fill="none" draw:fill-color="#ffffcc"/>
      <style:paragraph-properties fo:margin-top="0cm" fo:margin-bottom="0cm" loext:contextual-spacing="false" style:page-number="auto" fo:background-color="transparent" fo:padding="0.4cm" fo:border="0.06pt solid #000000"/>
      <style:text-properties style:font-name="Consolas" fo:font-family="Consolas" style:font-family-generic="modern" style:font-pitch="fixed" fo:font-size="10pt" officeooo:rsid="00f6b8d1"/>
    </style:style>
    <style:style style:name="TablaPlanificación" style:family="paragraph" style:parent-style-name="Text_20_body">
      <style:paragraph-properties fo:margin-top="0.101cm" fo:margin-bottom="0.101cm" loext:contextual-spacing="false" fo:text-align="start" style:justify-single-word="false"/>
      <style:text-properties fo:font-size="10pt" officeooo:rsid="00c56ac5"/>
    </style:style>
    <style:style style:name="Terminal" style:family="paragraph" style:parent-style-name="Text_20_body">
      <loext:graphic-properties draw:fill="solid" draw:fill-color="#000000"/>
      <style:paragraph-properties fo:background-color="#000000"/>
      <style:text-properties fo:color="#ffffff" style:font-name="TlwgTypewriter" fo:font-family="TlwgTypewriter" style:font-family-generic="modern" style:font-pitch="variable" officeooo:rsid="021f7f46" style:font-size-asian="10.5pt"/>
    </style:style>
    <style:style style:name="ListaPD" style:family="paragraph" style:parent-style-name="TablaPlanificación" style:list-style-name="List_20_1">
      <style:text-properties style:font-name="Arial" fo:font-family="Arial" style:font-style-name="Normal" style:font-family-generic="swiss" style:font-pitch="variable" fo:font-size="11pt" officeooo:rsid="00dc2e14" style:font-size-asian="11pt"/>
    </style:style>
    <style:style style:name="ListaEnumerada" style:family="paragraph" style:parent-style-name="Standard" style:list-style-name="WW8Num9"/>
    <style:style style:name="Predeterminado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style-name="Italique" style:font-pitch="variable" fo:font-size="18pt" style:font-size-asian="18pt"/>
    </style:style>
    <style:style style:name="Titular_20_A4" style:display-name="Titular A4" style:family="paragraph" style:parent-style-name="A4" style:default-outline-level="">
      <style:text-properties style:font-name="Noto Sans" fo:font-family="'Noto Sans'" style:font-style-name="Italique" style:font-pitch="variable" fo:font-size="43.5pt" style:font-size-asian="43.5pt"/>
    </style:style>
    <style:style style:name="Título_20_A4" style:display-name="Título A4" style:family="paragraph" style:parent-style-name="A4" style:default-outline-level="">
      <style:text-properties style:font-name="Noto Sans" fo:font-family="'Noto Sans'" style:font-style-name="Italique" style:font-pitch="variable" fo:font-size="24pt" style:font-size-asian="24pt"/>
    </style:style>
    <style:style style:name="Texto_20_A4" style:display-name="Texto A4" style:family="paragraph" style:parent-style-name="A4" style:default-outline-level="">
      <style:text-properties style:font-name="Noto Sans" fo:font-family="'Noto Sans'" style:font-style-name="Italique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Italique" style:font-pitch="variable" fo:font-size="47.5pt" style:font-size-asian="47.5pt"/>
    </style:style>
    <style:style style:name="Titular_20_A0" style:display-name="Titular A0" style:family="paragraph" style:parent-style-name="A0" style:default-outline-level="">
      <style:text-properties style:font-name="Noto Sans" fo:font-family="'Noto Sans'" style:font-style-name="Italique" style:font-pitch="variable" fo:font-size="95.5pt" style:font-size-asian="95.5pt"/>
    </style:style>
    <style:style style:name="Título_20_A0" style:display-name="Título A0" style:family="paragraph" style:parent-style-name="A0" style:default-outline-level="">
      <style:text-properties style:font-name="Noto Sans" fo:font-family="'Noto Sans'" style:font-style-name="Italique" style:font-pitch="variable" fo:font-size="71.5pt" style:font-size-asian="71.5pt"/>
    </style:style>
    <style:style style:name="Texto_20_A0" style:display-name="Texto A0" style:family="paragraph" style:parent-style-name="A0" style:default-outline-level="">
      <style:text-properties style:font-name="Noto Sans" fo:font-family="'Noto Sans'" style:font-style-name="Italique" style:font-pitch="variable" fo:font-size="47.5pt" style:font-size-asian="47.5pt"/>
    </style:style>
    <style:style style:name="Imagen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Formas" style:family="paragraph" style:parent-style-name="Imagen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ushGreen_7e_LT_7e_Gliederung_20_1" style:display-name="LushGreen~LT~Gliederung 1" style:family="paragraph" style:default-outline-level="">
      <style:paragraph-properties fo:margin-top="0cm" fo:margin-bottom="0.497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_7e_LT_7e_Gliederung_20_2" style:display-name="LushGreen~LT~Gliederung 2" style:family="paragraph" style:parent-style-name="LushGreen_7e_LT_7e_Gliederung_20_1" style:default-outline-level="">
      <style:paragraph-properties fo:margin-top="0cm" fo:margin-bottom="0.399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_7e_LT_7e_Gliederung_20_3" style:display-name="LushGreen~LT~Gliederung 3" style:family="paragraph" style:parent-style-name="LushGreen_7e_LT_7e_Gliederung_20_2" style:default-outline-level="">
      <style:paragraph-properties fo:margin-top="0cm" fo:margin-bottom="0.296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_7e_LT_7e_Gliederung_20_4" style:display-name="LushGreen~LT~Gliederung 4" style:family="paragraph" style:parent-style-name="LushGreen_7e_LT_7e_Gliederung_20_3" style:default-outline-level="">
      <style:paragraph-properties fo:margin-top="0cm" fo:margin-bottom="0.198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5" style:display-name="LushGreen~LT~Gliederung 5" style:family="paragraph" style:parent-style-name="LushGreen_7e_LT_7e_Gliederung_20_4" style:default-outline-level="">
      <style:paragraph-properties fo:margin-top="0cm" fo:margin-bottom="0.099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6" style:display-name="LushGreen~LT~Gliederung 6" style:family="paragraph" style:parent-style-name="LushGreen_7e_LT_7e_Gliederung_20_5" style:default-outline-level="">
      <style:paragraph-properties fo:margin-top="0cm" fo:margin-bottom="0.099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7" style:display-name="LushGreen~LT~Gliederung 7" style:family="paragraph" style:parent-style-name="LushGreen_7e_LT_7e_Gliederung_20_6" style:default-outline-level="">
      <style:paragraph-properties fo:margin-top="0cm" fo:margin-bottom="0.099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8" style:display-name="LushGreen~LT~Gliederung 8" style:family="paragraph" style:parent-style-name="LushGreen_7e_LT_7e_Gliederung_20_7" style:default-outline-level="">
      <style:paragraph-properties fo:margin-top="0cm" fo:margin-bottom="0.099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9" style:display-name="LushGreen~LT~Gliederung 9" style:family="paragraph" style:parent-style-name="LushGreen_7e_LT_7e_Gliederung_20_8" style:default-outline-level="">
      <style:paragraph-properties fo:margin-top="0cm" fo:margin-bottom="0.099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Titel" style:display-name="LushGreen~LT~Titel" style:family="paragraph" style:default-outline-level="">
      <style:paragraph-properties fo:text-align="center" style:justify-single-word="false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_7e_LT_7e_Untertitel" style:display-name="LushGreen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_7e_LT_7e_Notizen" style:display-name="LushGreen~LT~Notizen" style:family="paragraph" style:default-outline-level="">
      <style:paragraph-properties fo:margin-left="0.6cm" fo:margin-right="0cm" fo:text-indent="0cm" style:auto-text-indent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_7e_LT_7e_Hintergrundobjekte" style:display-name="LushGreen~LT~Hintergrundobjekte" style:family="paragraph" style:default-outline-level="">
      <style:text-properties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LushGreen_7e_LT_7e_Hintergrund" style:display-name="LushGree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Arial2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2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2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2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2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2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2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2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2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2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2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2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2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2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2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2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2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2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2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2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2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2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2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2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2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2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2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2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2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2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2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2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2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2" fo:font-family="Arial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text-properties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indent="0cm" style:auto-text-indent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cm" fo:margin-bottom="0.497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cm" fo:margin-bottom="0.399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cm" fo:margin-bottom="0.296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cm" fo:margin-bottom="0.198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cm" fo:margin-bottom="0.099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cm" fo:margin-bottom="0.099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cm" fo:margin-bottom="0.099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cm" fo:margin-bottom="0.099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cm" fo:margin-bottom="0.099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Predeterminado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Predeterminado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Predeterminad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Predeterminado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Predeterminado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Predeterminado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ullet_20_Symbols" style:display-name="Bullet Symbols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úmero_20_de_20_página" style:display-name="Número de página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rcador_20_de_20_posición" style:display-name="Marcador de posición" style:family="paragraph" style:default-outline-level="">
      <style:text-properties fo:color="#008080" style:font-name="Liberation Serif" fo:font-family="'Liberation Serif'" style:font-family-generic="roman" style:font-pitch="variable" fo:font-size="12pt" style:text-underline-style="dotte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ncla_20_de_20_nota_20_al_20_pie" style:display-name="Ancla de nota al pie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racteres_20_de_20_nota_20_al_20_pie" style:display-name="Caracteres de nota al pie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nlace_20_del_20_índice" style:display-name="Enlace del índice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uy_20_destacado" style:display-name="Muy destacado" style:family="paragraph" style:default-outline-level=""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Enlace_20_de_20_Internet" style:display-name="Enlace de Internet" style:family="paragraph" style:default-outline-level=""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stacado" style:family="paragraph" style:default-outline-level="">
      <style:text-properties style:font-name="Liberation Serif" fo:font-family="'Liberation Serif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Viñetas" style:family="paragraph" style:default-outline-level=""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ímbolos_20_de_20_numeración" style:display-name="Símbolos de numeración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bsatz-Standardschriftart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Paragraph" style:display-name="Table Paragraph" style:family="paragraph" style:default-outline-level="">
      <style:text-properties style:font-name="Linux Biolinum G2" fo:font-family="'Linux Biolinum G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staque_20_mayor" style:display-name="Destaque mayor" style:family="paragraph" style:default-outline-level=""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uente_20_de_20_párrafo_20_predeter." style:display-name="Fuente de párrafo predeter.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44z1" style:family="paragraph" style:default-outline-level="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42z1" style:family="paragraph" style:default-outline-level="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40z1" style:family="paragraph" style:default-outline-level="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9z1" style:family="paragraph" style:default-outline-level="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6z1" style:family="paragraph" style:default-outline-level="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4z1" style:family="paragraph" style:default-outline-level="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2z0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0z1" style:family="paragraph" style:default-outline-level="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9z1" style:family="paragraph" style:default-outline-level="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8z1" style:family="paragraph" style:default-outline-level="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6z1" style:family="paragraph" style:default-outline-level="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5z1" style:family="paragraph" style:default-outline-level="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3z1" style:family="paragraph" style:default-outline-level="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2z0" style:family="paragraph" style:default-outline-level="">
      <style:text-properties style:font-name="Liberation Serif" fo:font-family="'Liberation Serif'" style:font-family-generic="roman" style:font-pitch="variable" fo:font-size="12pt" fo:font-style="normal" fo:font-weight="bold" style:font-name-asian="DejaVu Sans" style:font-family-asian="'DejaVu Sans'" style:font-family-generic-asian="system" style:font-pitch-asian="variable" style:font-size-asian="12pt" style:font-style-asian="normal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WW8Num21z1" style:family="paragraph" style:default-outline-level="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0z1" style:family="paragraph" style:default-outline-level="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9z1" style:family="paragraph" style:default-outline-level="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8z1" style:family="paragraph" style:default-outline-level="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7z1" style:family="paragraph" style:default-outline-level="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6z1" style:family="paragraph" style:default-outline-level="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5z1" style:family="paragraph" style:default-outline-level="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4z1" style:family="paragraph" style:default-outline-level="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3z1" style:family="paragraph" style:default-outline-level="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2z1" style:family="paragraph" style:default-outline-level="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1z1" style:family="paragraph" style:default-outline-level="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0z1" style:family="paragraph" style:default-outline-level="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0z0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9z1" style:family="paragraph" style:default-outline-level="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8z1" style:family="paragraph" style:default-outline-level="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8z0" style:family="paragraph" style:default-outline-level="">
      <style:text-properties style:font-name="Liberation Serif" fo:font-family="'Liberation Serif'" style:font-family-generic="roman" style:font-pitch="variable" fo:font-size="12pt" fo:font-style="normal" fo:font-weight="bold" style:font-name-asian="DejaVu Sans" style:font-family-asian="'DejaVu Sans'" style:font-family-generic-asian="system" style:font-pitch-asian="variable" style:font-size-asian="12pt" style:font-style-asian="normal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WW8Num7z1" style:family="paragraph" style:default-outline-level="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6z1" style:family="paragraph" style:default-outline-level="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5z1" style:family="paragraph" style:default-outline-level="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4z1" style:family="paragraph" style:default-outline-level="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z1" style:family="paragraph" style:default-outline-level="">
      <style:text-properties style:font-name="Courier New" fo:font-family="'Courier New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8Num2z1" style:family="paragraph" style:default-outline-level="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60z0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laveMemorizacion" style:family="paragraph" style:default-outline-level="">
      <style:paragraph-properties fo:margin-top="0.178cm" fo:margin-bottom="0.192cm" loext:contextual-spacing="false" fo:text-align="start" style:justify-single-word="false">
        <style:tab-stops>
          <style:tab-stop style:position="4.247cm"/>
        </style:tab-stops>
      </style:paragraph-properties>
      <style:text-properties fo:color="#000080" style:font-name="Arial2" fo:font-family="Arial" style:font-family-generic="roman" style:font-pitch="variable" fo:font-size="9pt" fo:font-style="italic" fo:font-weight="normal" style:font-name-asian="DejaVu Sans" style:font-family-asian="'DejaVu Sans'" style:font-family-generic-asian="system" style:font-pitch-asian="variable" style:font-size-asian="9pt" style:font-style-asian="italic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Raya" style:family="paragraph" style:default-outline-level="">
      <style:paragraph-properties fo:margin-left="0.441cm" fo:margin-right="0cm" fo:margin-top="0cm" fo:margin-bottom="0.125cm" loext:contextual-spacing="false" fo:line-height="110%" fo:text-align="start" style:justify-single-word="false" fo:text-indent="-0.441cm" style:auto-text-indent="false"/>
      <style:text-properties style:font-name="Liberation Serif" fo:font-family="'Liberation Serif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text-indent="0.88cm" style:auto-text-indent="false"/>
      <style:text-properties fo:color="#000000" style:font-name="CBGDOG+Tahoma" fo:font-family="CBGDOG+Tahoma, Tahoma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seudoCodigo" style:family="paragraph" style:default-outline-level="">
      <style:paragraph-properties fo:margin-top="0.178cm" fo:margin-bottom="0.192cm" loext:contextual-spacing="false" fo:text-align="start" style:justify-single-word="false">
        <style:tab-stops>
          <style:tab-stop style:position="4.247cm"/>
        </style:tab-stops>
      </style:paragraph-properties>
      <style:text-properties style:font-name="Courier New" fo:font-family="'Courier New'" style:font-family-generic="roman" style:font-pitch="variable" fo:font-size="10pt" fo:font-style="italic" fo:font-weight="normal" style:font-name-asian="DejaVu Sans" style:font-family-asian="'DejaVu Sans'" style:font-family-generic-asian="system" style:font-pitch-asian="variable" style:font-size-asian="10pt" style:font-style-asian="italic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Clasificacion" style:family="paragraph" style:default-outline-level="">
      <style:paragraph-properties fo:margin-left="0.351cm" fo:margin-right="0.351cm" fo:margin-top="0.178cm" fo:margin-bottom="0.192cm" loext:contextual-spacing="false" fo:text-align="start" style:justify-single-word="false" fo:text-indent="0cm" style:auto-text-indent="false"/>
      <style:text-properties style:font-name="Arial2" fo:font-family="Arial" style:font-family-generic="roman" style:font-pitch="variable" fo:font-size="11pt" fo:font-style="italic" fo:font-weight="normal" style:font-name-asian="DejaVu Sans" style:font-family-asian="'DejaVu Sans'" style:font-family-generic-asian="system" style:font-pitch-asian="variable" style:font-size-asian="11pt" style:font-style-asian="italic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Índice_20_de_20_ilustraciones_20_1" style:display-name="Índice de ilustraciones 1" style:family="paragraph" style:default-outline-level="">
      <style:paragraph-properties fo:margin-left="0cm" fo:margin-right="1.764cm" fo:text-indent="0cm" style:auto-text-indent="false">
        <style:tab-stops>
          <style:tab-stop style:position="29.986cm"/>
        </style:tab-stops>
      </style:paragraph-properties>
      <style:text-properties style:font-name="Mangal" fo:font-family="Manga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_20_del_20_índice_20_de_20_ilustraciones" style:display-name="Título del índice de ilustraciones" style:family="paragraph" style:default-outline-level="">
      <style:paragraph-properties fo:margin-top="0.88cm" fo:margin-bottom="0cm" loext:contextual-spacing="false" fo:text-align="start" style:justify-single-word="false"/>
      <style:text-properties fo:color="#00008b" style:font-name="Mangal" fo:font-family="Mangal" style:font-family-generic="roman" style:font-pitch="variable" fo:font-size="16pt" fo:font-weight="bold" style:font-name-asian="DejaVu Sans" style:font-family-asian="'DejaVu Sans'" style:font-family-generic-asian="system" style:font-pitch-asian="variable" style:font-size-asian="16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TituloActividad" style:family="paragraph" style:parent-style-name="Subtitle" style:default-outline-level="1" style:list-style-name="">
      <style:text-properties fo:font-size="14pt" officeooo:rsid="00c55830" style:font-size-asian="14pt" style:font-size-complex="14pt"/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2" fo:font-family="OpenSymbol" style:font-name-asian="OpenSymbol2" style:font-family-asian="OpenSymbol" style:font-name-complex="OpenSymbol2" style:font-family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age_20_Number" style:display-name="Page Number" style:family="text">
      <style:text-properties loext:padding="0.049cm" loext:border-left="none" loext:border-right="0.06pt solid #006600" loext:border-top="none" loext:border-bottom="0.06pt solid #000000" loext:shadow="#669900 0.12cm 0.12cm"/>
    </style:style>
    <style:style style:name="Bullet_20_Symbols_20__28_user_29_" style:display-name="Bullet Symbols (user)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edroOpciones" style:family="text">
      <style:text-properties fo:font-variant="small-caps" fo:color="#000080" style:font-name="Arial3" fo:font-family="Arial" style:font-style-name="Negrita Cursiva" style:font-family-generic="swiss" style:font-pitch="variable" fo:font-size="12pt" fo:font-style="italic" fo:font-weight="bold" style:font-size-asian="9pt" style:font-weight-asian="bold" style:font-size-complex="9pt" style:font-weight-complex="bold"/>
    </style:style>
    <style:style style:name="PedroTeclas" style:family="text">
      <style:text-properties fo:font-variant="small-caps" fo:color="#008000" style:font-name="Times New Roman1" fo:font-family="'Times New Roman'" style:font-style-name="Normal" style:font-family-generic="roman" style:font-pitch="variable" fo:font-size="12pt" fo:language="es" fo:country="ES" fo:font-style="normal" style:text-underline-style="none" fo:font-weight="bold" style:font-name-asian="Albany AMT" style:font-family-asian="'Albany AMT'" style:font-pitch-asian="variable" style:font-size-asian="12pt" style:font-style-asian="normal" style:font-weight-asian="bold" style:font-name-complex="Lucidasans" style:font-family-complex="Lucidasans" style:font-pitch-complex="variable" style:font-size-complex="12pt" style:language-complex="es" style:country-complex="ES" style:font-style-complex="normal" style:font-weight-complex="bold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/>
    </style:style>
    <style:style style:name="WW8Num1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30z0" style:family="text">
      <style:text-properties style:font-name="Wingdings" fo:font-family="Wingdings" style:font-pitch="variable" style:font-charset="x-symbol"/>
    </style:style>
    <style:style style:name="WW8Num3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0z3" style:family="text">
      <style:text-properties style:font-name="Symbol" fo:font-family="Symbol" style:font-family-generic="roman" style:font-pitch="variable" style:font-charset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99cm" fo:margin-left="0.6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0.199cm" fo:margin-left="1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image text:level="1" xlink:href="Pictures/1000020100000097000000A628C637E0941E5DC8.png" xlink:type="simple" xlink:show="embed" xlink:actuate="onLoad">
        <style:list-level-properties text:list-level-position-and-space-mode="label-alignment" style:vertical-pos="bottom" style:vertical-rel="baseline" fo:width="0.91cm" fo:height="0.499cm">
          <style:list-level-label-alignment text:label-followed-by="listtab" text:list-tab-stop-position="0.85cm" fo:text-indent="-0.9cm" fo:margin-left="2cm"/>
        </style:list-level-properties>
      </text:list-level-style-image>
      <text:list-level-style-image text:level="2" xlink:href="Pictures/1000020100000097000000A628C637E0941E5DC8.png" xlink:type="simple" xlink:show="embed" xlink:actuate="onLoad">
        <style:list-level-properties text:list-level-position-and-space-mode="label-alignment" style:vertical-pos="bottom" style:vertical-rel="baseline" fo:width="0.91cm" fo:height="0.499cm">
          <style:list-level-label-alignment text:label-followed-by="listtab" text:list-tab-stop-position="0.85cm" fo:text-indent="-0.9cm" fo:margin-left="2cm"/>
        </style:list-level-properties>
      </text:list-level-style-image>
      <text:list-level-style-image text:level="3" xlink:href="Pictures/1000020100000097000000A628C637E0941E5DC8.png" xlink:type="simple" xlink:show="embed" xlink:actuate="onLoad">
        <style:list-level-properties text:list-level-position-and-space-mode="label-alignment" style:vertical-pos="bottom" style:vertical-rel="baseline" fo:width="0.91cm" fo:height="0.499cm">
          <style:list-level-label-alignment text:label-followed-by="listtab" text:list-tab-stop-position="0.85cm" fo:text-indent="-0.9cm" fo:margin-left="2cm"/>
        </style:list-level-properties>
      </text:list-level-style-image>
      <text:list-level-style-image text:level="4" xlink:href="Pictures/1000020100000097000000A628C637E0941E5DC8.png" xlink:type="simple" xlink:show="embed" xlink:actuate="onLoad">
        <style:list-level-properties text:list-level-position-and-space-mode="label-alignment" style:vertical-pos="bottom" style:vertical-rel="baseline" fo:width="0.91cm" fo:height="0.499cm">
          <style:list-level-label-alignment text:label-followed-by="listtab" text:list-tab-stop-position="0.85cm" fo:text-indent="-0.9cm" fo:margin-left="2cm"/>
        </style:list-level-properties>
      </text:list-level-style-image>
      <text:list-level-style-image text:level="5" xlink:href="Pictures/1000020100000097000000A628C637E0941E5DC8.png" xlink:type="simple" xlink:show="embed" xlink:actuate="onLoad">
        <style:list-level-properties text:list-level-position-and-space-mode="label-alignment" style:vertical-pos="bottom" style:vertical-rel="baseline" fo:width="0.91cm" fo:height="0.499cm">
          <style:list-level-label-alignment text:label-followed-by="listtab" text:list-tab-stop-position="0.85cm" fo:text-indent="-0.9cm" fo:margin-left="2cm"/>
        </style:list-level-properties>
      </text:list-level-style-image>
      <text:list-level-style-image text:level="6" xlink:href="Pictures/1000020100000097000000A628C637E0941E5DC8.png" xlink:type="simple" xlink:show="embed" xlink:actuate="onLoad">
        <style:list-level-properties text:list-level-position-and-space-mode="label-alignment" style:vertical-pos="bottom" style:vertical-rel="baseline" fo:width="0.91cm" fo:height="0.499cm">
          <style:list-level-label-alignment text:label-followed-by="listtab" text:list-tab-stop-position="0.85cm" fo:text-indent="-0.9cm" fo:margin-left="2cm"/>
        </style:list-level-properties>
      </text:list-level-style-image>
      <text:list-level-style-image text:level="7" xlink:href="Pictures/1000020100000097000000A628C637E0941E5DC8.png" xlink:type="simple" xlink:show="embed" xlink:actuate="onLoad">
        <style:list-level-properties text:list-level-position-and-space-mode="label-alignment" style:vertical-pos="bottom" style:vertical-rel="baseline" fo:width="0.91cm" fo:height="0.499cm">
          <style:list-level-label-alignment text:label-followed-by="listtab" text:list-tab-stop-position="0.85cm" fo:text-indent="-0.9cm" fo:margin-left="2cm"/>
        </style:list-level-properties>
      </text:list-level-style-image>
      <text:list-level-style-image text:level="8" xlink:href="Pictures/1000020100000097000000A628C637E0941E5DC8.png" xlink:type="simple" xlink:show="embed" xlink:actuate="onLoad">
        <style:list-level-properties text:list-level-position-and-space-mode="label-alignment" style:vertical-pos="bottom" style:vertical-rel="baseline" fo:width="0.91cm" fo:height="0.499cm">
          <style:list-level-label-alignment text:label-followed-by="listtab" text:list-tab-stop-position="0.85cm" fo:text-indent="-0.9cm" fo:margin-left="2cm"/>
        </style:list-level-properties>
      </text:list-level-style-image>
      <text:list-level-style-image text:level="9" xlink:href="Pictures/1000020100000097000000A628C637E0941E5DC8.png" xlink:type="simple" xlink:show="embed" xlink:actuate="onLoad">
        <style:list-level-properties text:list-level-position-and-space-mode="label-alignment" style:vertical-pos="bottom" style:vertical-rel="baseline" fo:width="0.91cm" fo:height="0.499cm">
          <style:list-level-label-alignment text:label-followed-by="listtab" text:list-tab-stop-position="0.85cm" fo:text-indent="-0.9cm" fo:margin-left="2cm"/>
        </style:list-level-properties>
      </text:list-level-style-image>
      <text:list-level-style-image text:level="10" xlink:href="Pictures/1000020100000097000000A628C637E0941E5DC8.png" xlink:type="simple" xlink:show="embed" xlink:actuate="onLoad">
        <style:list-level-properties text:list-level-position-and-space-mode="label-alignment" style:vertical-pos="bottom" style:vertical-rel="baseline" fo:width="0.91cm" fo:height="0.499cm">
          <style:list-level-label-alignment text:label-followed-by="listtab" text:list-tab-stop-position="0.85cm" fo:text-indent="-0.9cm" fo:margin-left="2cm"/>
        </style:list-level-properties>
      </text:list-level-style-image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PedroCuestiones">
      <text:list-level-style-number text:level="1" text:style-name="Numbering_20_Symbols" style:num-suffix="." style:num-format="1">
        <style:list-level-properties text:min-label-width="0.499cm"/>
      </text:list-level-style-number>
      <text:list-level-style-bullet text:level="2" text:style-name="Bullet_20_Symbols" text:bullet-char="">
        <style:list-level-properties text:space-before="0.499cm" text:min-label-width="0.499cm"/>
        <style:text-properties fo:font-family="Wingdings" style:font-style-name="Normal" style:font-pitch="variable" style:font-charset="x-symbol"/>
      </text:list-level-style-bullet>
      <text:list-level-style-number text:level="3" text:style-name="Numbering_20_Symbols" style:num-suffix=")" style:num-format="a">
        <style:list-level-properties text:space-before="0.499cm" text:min-label-width="0.499cm"/>
      </text:list-level-style-number>
      <text:list-level-style-bullet text:level="4" text:style-name="Bullet_20_Symbols" style:num-prefix=" " text:bullet-char="">
        <style:list-level-properties text:space-before="1cm" text:min-label-width="1cm"/>
        <style:text-properties fo:font-family="Wingdings" style:font-style-name="Normal" style:font-charset="x-symbol"/>
      </text:list-level-style-bullet>
      <text:list-level-style-bullet text:level="5" text:style-name="Bullet_20_Symbols" style:num-prefix=" 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prefix=" 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prefix=" 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prefix=" 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WW8Num9" text:consecutive-numbering="true">
      <text:list-level-style-bullet text:level="1" text:style-name="WW8Num9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WW8Num9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WW8Num9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WW8Num9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WW8Num4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WW8Num4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WW8Num4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WW8Num6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WW8Num6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WW8Num6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WW8Num16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WW8Num16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WW8Num16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WW8Num19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WW8Num19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WW8Num19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WW8Num30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WW8Num30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WW8Num30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07" number:language="fr" number:country="FR" number:title="Défini par l'utilisateur">
      <number:month number:style="long" number:textual="true"/>
      <number:text> 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 officeooo:paragraph-rsid="0075f919"/>
    </style:style>
    <style:style style:name="MP2" style:family="paragraph" style:parent-style-name="Footer">
      <style:paragraph-properties fo:text-align="end" style:justify-single-word="false"/>
      <style:text-properties fo:language="es" fo:country="ES" officeooo:paragraph-rsid="0047e947"/>
    </style:style>
    <style:style style:name="MP3" style:family="paragraph" style:parent-style-name="Footer">
      <style:text-properties fo:language="es" fo:country="ES" officeooo:paragraph-rsid="0021fd5f"/>
    </style:style>
    <style:style style:name="MT1" style:family="text">
      <style:text-properties style:font-name="Linux Biolinum G3" officeooo:rsid="0010766c" style:font-name-asian="Linux Biolinum G3" style:font-name-complex="Linux Biolinum G3"/>
    </style:style>
    <style:style style:name="MT2" style:family="text">
      <style:text-properties officeooo:rsid="001783b1"/>
    </style:style>
    <style:style style:name="MT3" style:family="text">
      <style:text-properties officeooo:rsid="0021fd5f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order-top="none" fo:border-bottom="0.06pt solid #00008b" fo:border-left="0.06pt solid #00008b" fo:border-right="none" fo:padding-top="0.049cm" fo:padding-bottom="0.049cm" fo:padding-left="0.199cm" fo:padding-right="0.049cm" style:shadow="#0000cd -0.101cm 0.10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6.001cm" fo:margin-bottom="2cm" fo:margin-left="4.001cm" fo:margin-right="2cm" fo:border="0.74pt solid #006600" fo:padding="0.049cm" style:shadow="#669900 -0.18cm 0.18cm" fo:background-color="transparent" style:register-truth-ref-style-name="Text_20_body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order-top="none" fo:border-bottom="0.06pt solid #006600" fo:border-left="0.06pt solid #006600" fo:border-right="none" fo:padding="0.049cm" style:shadow="#669900 -0.18cm 0.18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chapter text:display="name" text:outline-level="1">Actividad: Ataque a fichero encriptado con multiproceso en C </text:chapter></text:p>
        <text:p text:style-name="MP2"/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footer>
        <text:p text:style-name="MP3"><text:span text:style-name="MT1">◆◆◆  </text:span><text:title/> <text:span text:style-name="MT2">— </text:span><text:initial-creator/><text:s/><text:span text:style-name="MT2">— </text:span><text:date style:data-style-name="N10107" text:date-value="2021-06-19T19:46:20.704000289" text:fixed="true">juin 2021</text:date><text:s/><text:span text:style-name="MT3">— </text:span><text:span text:style-name="MT1"><text:s/></text:span><text:span text:style-name="MT1"><text:page-number text:select-page="current">0</text:page-number></text:span><text:span text:style-name="MT1"><text:s/>/ </text:span><text:span text:style-name="MT1"><text:page-count>2</text:page-count></text:span><text:span text:style-name="MT1"><text:s/></text:span></text:p>
      </style:footer>
    </style:master-page>
    <style:master-page style:name="Landscap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11-27T07:58:10.102000000</meta:creation-date>
    <dc:date>2021-10-13T14:58:29.011853990</dc:date>
    <meta:editing-duration>P1DT53M28S</meta:editing-duration>
    <meta:editing-cycles>212</meta:editing-cycles>
    <meta:generator>LibreOffice/6.4.7.2$Linux_X86_64 LibreOffice_project/40$Build-2</meta:generator>
    <meta:document-statistic meta:table-count="1" meta:image-count="0" meta:object-count="0" meta:page-count="2" meta:paragraph-count="60" meta:word-count="592" meta:character-count="3826" meta:non-whitespace-character-count="3286"/>
  </office:meta>
</office:document-meta>
</file>